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3" style:family="paragraph" style:parent-style-name="Standard">
      <style:paragraph-properties fo:line-height="150%"/>
      <style:text-properties style:font-name="Times New Roman" fo:font-size="12pt"/>
    </style:style>
    <style:style style:name="P4" style:family="paragraph" style:parent-style-name="Standard">
      <style:paragraph-properties fo:margin-left="0.847cm" fo:margin-right="0cm" fo:margin-top="0cm" fo:margin-bottom="0.247cm" style:contextual-spacing="false" fo:line-height="150%" fo:text-indent="-0.847cm" style:auto-text-indent="false"/>
      <style:text-properties style:font-name="Times New Roman" fo:font-size="12pt"/>
    </style:style>
    <style:style style:name="P5" style:family="paragraph" style:parent-style-name="Standard">
      <style:paragraph-properties fo:line-height="150%" fo:text-align="center" style:justify-single-word="false"/>
      <style:text-properties style:font-name="Times New Roman" fo:font-weight="bold" officeooo:rsid="00071d79" officeooo:paragraph-rsid="00071d79" style:font-weight-asian="bold" style:font-weight-complex="bold"/>
    </style:style>
    <style:style style:name="P6"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T1" style:family="text">
      <style:text-properties style:text-position="0% 100%"/>
    </style:style>
    <style:style style:name="T2"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FTAR ISI</text:p>
      <text:p text:style-name="P1"/>
      <text:p text:style-name="P2"><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eBm7ekY0Jl"/><text:span text:style-name="T1">(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主観的健康感を中心とした在宅高齢者における 健康関連指標に関する共分散構造分析Title. 3(2), 2015; Priyanto et al., 2015; Rosidah;., 2018; Susanto, 2020; Taufan, 2017; Teduh Sanubari, Cahyo Prianto, 2020; Wikipedia, 2015)</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eBm7ekY0Jl"/>⁠ <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DQJlRAwnf5"/>(Alda, 2021)<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DQJlRAwnf5"/><text:span text:style-name="T1"> </text:span><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TQxYAnqEQ5"/><text:span text:style-name="T1">(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TQxYAnqEQ5"/><text:span text:style-name="T1"> </text:span><text:reference-mark-start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DOI&quot;: &quot;10.30872/jim.v10i2.190&quot;, &quot;ISSN&quot;: &quot;1858-4853&quot;, &quot;abstract&quot;: &quot;Sepakbola adalah salah satu olahraga yang dimainkan oleh dua tim dalam sebuah pertandingan yang saling berlawanan untuk mendapat kemenangan. Universitas Mulawarman memiliki Unit Kegiatan Mahasiswa yang menaungi olahraga tersebut, bernama UKM sepakbola. Salah satu tujuan didirikannya Unit Kegiatan Mahasiswa (UKM) Sepakbola adalah untuk mengembangkan potensi dan menggali bakat khususnya mahasiswa Universitas Mulawarman dalam cabang olahraga khususnya sepakbola. Masalah lain yang dihadapi oleh para pengurus UKM sepakbola adalah bagaimana cara mengenalkan UKM sepakbola kepada mahasiswa yang baru masuk ataupun mahasiswa yang memiliki bakat sepakbola. Dampak yang paling terlihat dari permasalahan tersebut adalah kurangnya jumlah anggota UKM sepakbola di Universitas Mulawarman, sehingga dibutuhkan sebuah sistem informasi Unit Kegiatan Mahasiswa (UKM) sepakbola Universitas Mulawarman, untuk mempermudah mahasiswa mendapatkan informasi tentang UKM sepakbola yang ada di Universitas Mulawarman. Hasil dari penelitian ini adalah sebuah media informasi untuk mahasiswa yang ingin mengetahui dan dapat bergabung dalam kegiatan UKM sepakbola, yang dapat diakses melalui website. Layanan yang tersedia pada website dapat diakses oleh pengelola UKM diantaranya mendaftarkan user, login user, menginputkan informasi kegiatan, dan menginputkan modul yang dapat diakses dikunjungin oleh mahasiswa untuk mendapatkan informasi.&quot;, &quot;author&quot;: [{&quot;dropping-particle&quot;: &quot;&quot;, &quot;family&quot;: &quot;Sauri&quot;, &quot;given&quot;: &quot;Sofian&quot;, &quot;non-dropping-particle&quot;: &quot;&quot;, &quot;parse-names&quot;: false, &quot;suffix&quot;: &quot;&quot;}, {&quot;dropping-particle&quot;: &quot;&quot;, &quot;family&quot;: &quot;Haryono&quot;, &quot;given&quot;: &quot;Agus Tri&quot;, &quot;non-dropping-particle&quot;: &quot;&quot;, &quot;parse-names&quot;: false, &quot;suffix&quot;: &quot;&quot;}, {&quot;dropping-particle&quot;: &quot;&quot;, &quot;family&quot;: &quot;Astuti&quot;, &quot;given&quot;: &quot;Indah Fitri&quot;, &quot;non-dropping-particle&quot;: &quot;&quot;, &quot;parse-names&quot;: false, &quot;suffix&quot;: &quot;&quot;}, {&quot;dropping-particle&quot;: &quot;&quot;, &quot;family&quot;: &quot;Khairina&quot;, &quot;given&quot;: &quot;Dyna Marisa&quot;, &quot;non-dropping-particle&quot;: &quot;&quot;, &quot;parse-names&quot;: false, &quot;suffix&quot;: &quot;&quot;}, {&quot;dropping-particle&quot;: &quot;&quot;, &quot;family&quot;: &quot;Cahyadi&quot;, &quot;given&quot;: &quot;Dedy&quot;, &quot;non-dropping-particle&quot;: &quot;&quot;, &quot;parse-names&quot;: false, &quot;suffix&quot;: &quot;&quot;}], &quot;container-title&quot;: &quot;Informatika Mulawarman : Jurnal Ilmiah Ilmu Komputer&quot;, &quot;id&quot;: &quot;ITEM-3&quot;, &quot;issue&quot;: &quot;2&quot;, &quot;issued&quot;: {&quot;date-parts&quot;: [[&quot;2015&quot;]]}, &quot;page&quot;: &quot;46&quot;, &quot;title&quot;: &quot;Sistem Informasi Unit Kegiatan Mahasiswa (UKM) Sepakbola Universitas Mulawarman Berbasis Web&quot;, &quot;type&quot;: &quot;article-journal&quot;, &quot;volume&quot;: &quot;10&quot;}, &quot;uris&quot;: [&quot;http://www.mendeley.com/documents/?uuid=584fc57a-d0b0-40d0-9874-d7138764d462&quot;]}, {&quot;id&quot;: &quot;ITEM-4&quot;, &quot;itemData&quot;: {&quot;abstract&quot;: &quot;Artikel ini membahas 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Pengajuan proposal dan laporan kegiatan semestinya sudah sesuai dengan perkembangan teknologi pada masa ini agar menjadi efektif dan efisien. Dalam perancangan sistem informasi ini menggunakan metode waterfall dan metode Object Oriented Programming (OOP). Sistem ini juga menggunakan teknik Model View Controller (MVC). Sistem ini dirancang menggunakan Framework Yii2 dengan bahasa pemrograman Hypertext Preprocessor (PHP) dan Database Management System (DBMS) MySQL.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 Kata&quot;, &quot;author&quot;: [{&quot;dropping-particle&quot;: &quot;&quot;, &quot;family&quot;: &quot;Oktasari&quot;, &quot;given&quot;: &quot;Ana Juita&quot;, &quot;non-dropping-particle&quot;: &quot;&quot;, &quot;parse-names&quot;: false, &quot;suffix&quot;: &quot;&quot;}, {&quot;dropping-particle&quot;: &quot;&quot;, &quot;family&quot;: &quot;Kurniadi&quot;, &quot;given&quot;: &quot;Denny&quot;, &quot;non-dropping-particle&quot;: &quot;&quot;, &quot;parse-names&quot;: false, &quot;suffix&quot;: &quot;&quot;}], &quot;container-title&quot;: &quot;Jurnal Vokasional Teknik Elektronika dan Informatika&quot;, &quot;id&quot;: &quot;ITEM-4&quot;, &quot;issue&quot;: &quot;4&quot;, &quot;issued&quot;: {&quot;date-parts&quot;: [[&quot;2019&quot;]]}, &quot;page&quot;: &quot;150-157&quot;, &quot;title&quot;: &quot;Perancangan Sistem Informasi Manajemen Kegiatan Mahasiswa Berbasis Web&quot;, &quot;type&quot;: &quot;article-journal&quot;, &quot;volume&quot;: &quot;7&quot;}, &quot;uris&quot;: [&quot;http://www.mendeley.com/documents/?uuid=1cddce36-8ea3-4466-ab84-07a57cfd1f82&quot;]}, {&quot;id&quot;: &quot;ITEM-5&quot;, &quot;itemData&quot;: {&quot;ISSN&quot;: &quot;2460-8378&quot;, &quot;abstract&quot;: &quot;Salah satu bidang kepanitiaan yang memiliki peran penting dalam inti pelaksanaan kegiatan adalah bidang kesekretariatan. Bidang ini berfungsi sebagai penanggung jawab administrasi dalam seluruh kegiatan, mulai dari surat-menyurat, proposal kegiatan, hingga dalam penyusunan laporan pertanggungjawaban. Saat ini data arsip dari setiap kegiatan masih hanya berupa hardcopy.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Framework Laravel yang merupakan salah satu kerangka kerja dalam pemrograman web berbasis MVC (Model View Controller). Penggunaan Framework Laravel dapat meningkatkan kualitas dan performa aplikasi web yang dibangun. Selain itu Framework laravel juga memiliki dokumentasi sistem yang lengkap sehingga dapat lebih mempermudah proses pengembangan aplikasi.&quot;, &quot;author&quot;: [{&quot;dropping-particle&quot;: &quot;&quot;, &quot;family&quot;: &quot;Yuningsih&quot;, &quot;given&quot;: &quot;Lilis&quot;, &quot;non-dropping-particle&quot;: &quot;&quot;, &quot;parse-names&quot;: false, &quot;suffix&quot;: &quot;&quot;}], &quot;container-title&quot;: &quot;E-Proceedings KNS&amp;I STIKOM Bali&quot;, &quot;id&quot;: &quot;ITEM-5&quot;, &quot;issued&quot;: {&quot;date-parts&quot;: [[&quot;2017&quot;]]}, &quot;page&quot;: &quot;379-383&quot;, &quot;title&quot;: &quot;Implementasi Framework Laravel Pada Aplikasi Digitalisasi Arsip Sekretariat Organisasi Mahasiswa STMIK STIKOM Bali&quot;, &quot;type&quot;: &quot;article-journal&quot;}, &quot;uris&quot;: [&quot;http://www.mendeley.com/documents/?uuid=1fc8e75b-6335-4f18-896b-7f3149263311&quot;]}], &quot;mendeley&quot;: {&quot;formattedCitation&quot;: &quot;(Apriliani et al., 2020; Oktasari &amp; Kurniadi, 2019; Sauri et al., 2015; Wahid et al., 2020; Yuningsih, 2017)&quot;, &quot;plainTextFormattedCitation&quot;: &quot;(Apriliani et al., 2020; Oktasari &amp; Kurniadi, 2019; Sauri et al., 2015; Wahid et al., 2020; Yuningsih, 2017)&quot;}, &quot;properties&quot;: {&quot;noteIndex&quot;: 0}, &quot;schema&quot;: &quot;https://github.com/citation-style-language/schema/raw/master/csl-citation.json&quot;} RNDGPuetGIhNc"/><text:span text:style-name="T1">(Apriliani et al., 2020; Oktasari &amp; Kurniadi, 2019; Sauri et al., 2015; Wahid et al., 2020; Yuningsih, 2017)</text:span><text:reference-mark-end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DOI&quot;: &quot;10.30872/jim.v10i2.190&quot;, &quot;ISSN&quot;: &quot;1858-4853&quot;, &quot;abstract&quot;: &quot;Sepakbola adalah salah satu olahraga yang dimainkan oleh dua tim dalam sebuah pertandingan yang saling berlawanan untuk mendapat kemenangan. Universitas Mulawarman memiliki Unit Kegiatan Mahasiswa yang menaungi olahraga tersebut, bernama UKM sepakbola. Salah satu tujuan didirikannya Unit Kegiatan Mahasiswa (UKM) Sepakbola adalah untuk mengembangkan potensi dan menggali bakat khususnya mahasiswa Universitas Mulawarman dalam cabang olahraga khususnya sepakbola. Masalah lain yang dihadapi oleh para pengurus UKM sepakbola adalah bagaimana cara mengenalkan UKM sepakbola kepada mahasiswa yang baru masuk ataupun mahasiswa yang memiliki bakat sepakbola. Dampak yang paling terlihat dari permasalahan tersebut adalah kurangnya jumlah anggota UKM sepakbola di Universitas Mulawarman, sehingga dibutuhkan sebuah sistem informasi Unit Kegiatan Mahasiswa (UKM) sepakbola Universitas Mulawarman, untuk mempermudah mahasiswa mendapatkan informasi tentang UKM sepakbola yang ada di Universitas Mulawarman. Hasil dari penelitian ini adalah sebuah media informasi untuk mahasiswa yang ingin mengetahui dan dapat bergabung dalam kegiatan UKM sepakbola, yang dapat diakses melalui website. Layanan yang tersedia pada website dapat diakses oleh pengelola UKM diantaranya mendaftarkan user, login user, menginputkan informasi kegiatan, dan menginputkan modul yang dapat diakses dikunjungin oleh mahasiswa untuk mendapatkan informasi.&quot;, &quot;author&quot;: [{&quot;dropping-particle&quot;: &quot;&quot;, &quot;family&quot;: &quot;Sauri&quot;, &quot;given&quot;: &quot;Sofian&quot;, &quot;non-dropping-particle&quot;: &quot;&quot;, &quot;parse-names&quot;: false, &quot;suffix&quot;: &quot;&quot;}, {&quot;dropping-particle&quot;: &quot;&quot;, &quot;family&quot;: &quot;Haryono&quot;, &quot;given&quot;: &quot;Agus Tri&quot;, &quot;non-dropping-particle&quot;: &quot;&quot;, &quot;parse-names&quot;: false, &quot;suffix&quot;: &quot;&quot;}, {&quot;dropping-particle&quot;: &quot;&quot;, &quot;family&quot;: &quot;Astuti&quot;, &quot;given&quot;: &quot;Indah Fitri&quot;, &quot;non-dropping-particle&quot;: &quot;&quot;, &quot;parse-names&quot;: false, &quot;suffix&quot;: &quot;&quot;}, {&quot;dropping-particle&quot;: &quot;&quot;, &quot;family&quot;: &quot;Khairina&quot;, &quot;given&quot;: &quot;Dyna Marisa&quot;, &quot;non-dropping-particle&quot;: &quot;&quot;, &quot;parse-names&quot;: false, &quot;suffix&quot;: &quot;&quot;}, {&quot;dropping-particle&quot;: &quot;&quot;, &quot;family&quot;: &quot;Cahyadi&quot;, &quot;given&quot;: &quot;Dedy&quot;, &quot;non-dropping-particle&quot;: &quot;&quot;, &quot;parse-names&quot;: false, &quot;suffix&quot;: &quot;&quot;}], &quot;container-title&quot;: &quot;Informatika Mulawarman : Jurnal Ilmiah Ilmu Komputer&quot;, &quot;id&quot;: &quot;ITEM-3&quot;, &quot;issue&quot;: &quot;2&quot;, &quot;issued&quot;: {&quot;date-parts&quot;: [[&quot;2015&quot;]]}, &quot;page&quot;: &quot;46&quot;, &quot;title&quot;: &quot;Sistem Informasi Unit Kegiatan Mahasiswa (UKM) Sepakbola Universitas Mulawarman Berbasis Web&quot;, &quot;type&quot;: &quot;article-journal&quot;, &quot;volume&quot;: &quot;10&quot;}, &quot;uris&quot;: [&quot;http://www.mendeley.com/documents/?uuid=584fc57a-d0b0-40d0-9874-d7138764d462&quot;]}, {&quot;id&quot;: &quot;ITEM-4&quot;, &quot;itemData&quot;: {&quot;abstract&quot;: &quot;Artikel ini membahas 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Pengajuan proposal dan laporan kegiatan semestinya sudah sesuai dengan perkembangan teknologi pada masa ini agar menjadi efektif dan efisien. Dalam perancangan sistem informasi ini menggunakan metode waterfall dan metode Object Oriented Programming (OOP). Sistem ini juga menggunakan teknik Model View Controller (MVC). Sistem ini dirancang menggunakan Framework Yii2 dengan bahasa pemrograman Hypertext Preprocessor (PHP) dan Database Management System (DBMS) MySQL.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 Kata&quot;, &quot;author&quot;: [{&quot;dropping-particle&quot;: &quot;&quot;, &quot;family&quot;: &quot;Oktasari&quot;, &quot;given&quot;: &quot;Ana Juita&quot;, &quot;non-dropping-particle&quot;: &quot;&quot;, &quot;parse-names&quot;: false, &quot;suffix&quot;: &quot;&quot;}, {&quot;dropping-particle&quot;: &quot;&quot;, &quot;family&quot;: &quot;Kurniadi&quot;, &quot;given&quot;: &quot;Denny&quot;, &quot;non-dropping-particle&quot;: &quot;&quot;, &quot;parse-names&quot;: false, &quot;suffix&quot;: &quot;&quot;}], &quot;container-title&quot;: &quot;Jurnal Vokasional Teknik Elektronika dan Informatika&quot;, &quot;id&quot;: &quot;ITEM-4&quot;, &quot;issue&quot;: &quot;4&quot;, &quot;issued&quot;: {&quot;date-parts&quot;: [[&quot;2019&quot;]]}, &quot;page&quot;: &quot;150-157&quot;, &quot;title&quot;: &quot;Perancangan Sistem Informasi Manajemen Kegiatan Mahasiswa Berbasis Web&quot;, &quot;type&quot;: &quot;article-journal&quot;, &quot;volume&quot;: &quot;7&quot;}, &quot;uris&quot;: [&quot;http://www.mendeley.com/documents/?uuid=1cddce36-8ea3-4466-ab84-07a57cfd1f82&quot;]}, {&quot;id&quot;: &quot;ITEM-5&quot;, &quot;itemData&quot;: {&quot;ISSN&quot;: &quot;2460-8378&quot;, &quot;abstract&quot;: &quot;Salah satu bidang kepanitiaan yang memiliki peran penting dalam inti pelaksanaan kegiatan adalah bidang kesekretariatan. Bidang ini berfungsi sebagai penanggung jawab administrasi dalam seluruh kegiatan, mulai dari surat-menyurat, proposal kegiatan, hingga dalam penyusunan laporan pertanggungjawaban. Saat ini data arsip dari setiap kegiatan masih hanya berupa hardcopy.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Framework Laravel yang merupakan salah satu kerangka kerja dalam pemrograman web berbasis MVC (Model View Controller). Penggunaan Framework Laravel dapat meningkatkan kualitas dan performa aplikasi web yang dibangun. Selain itu Framework laravel juga memiliki dokumentasi sistem yang lengkap sehingga dapat lebih mempermudah proses pengembangan aplikasi.&quot;, &quot;author&quot;: [{&quot;dropping-particle&quot;: &quot;&quot;, &quot;family&quot;: &quot;Yuningsih&quot;, &quot;given&quot;: &quot;Lilis&quot;, &quot;non-dropping-particle&quot;: &quot;&quot;, &quot;parse-names&quot;: false, &quot;suffix&quot;: &quot;&quot;}], &quot;container-title&quot;: &quot;E-Proceedings KNS&amp;I STIKOM Bali&quot;, &quot;id&quot;: &quot;ITEM-5&quot;, &quot;issued&quot;: {&quot;date-parts&quot;: [[&quot;2017&quot;]]}, &quot;page&quot;: &quot;379-383&quot;, &quot;title&quot;: &quot;Implementasi Framework Laravel Pada Aplikasi Digitalisasi Arsip Sekretariat Organisasi Mahasiswa STMIK STIKOM Bali&quot;, &quot;type&quot;: &quot;article-journal&quot;}, &quot;uris&quot;: [&quot;http://www.mendeley.com/documents/?uuid=1fc8e75b-6335-4f18-896b-7f3149263311&quot;]}], &quot;mendeley&quot;: {&quot;formattedCitation&quot;: &quot;(Apriliani et al., 2020; Oktasari &amp; Kurniadi, 2019; Sauri et al., 2015; Wahid et al., 2020; Yuningsih, 2017)&quot;, &quot;plainTextFormattedCitation&quot;: &quot;(Apriliani et al., 2020; Oktasari &amp; Kurniadi, 2019; Sauri et al., 2015; Wahid et al., 2020; Yuningsih, 2017)&quot;}, &quot;properties&quot;: {&quot;noteIndex&quot;: 0}, &quot;schema&quot;: &quot;https://github.com/citation-style-language/schema/raw/master/csl-citation.json&quot;} RNDGPuetGIhNc"/><text:span text:style-name="T1">⁠⁠</text:span>⁠</text:p>
      <text:section text:style-name="Sect1" text:name="ADDIN Mendeley Bibliography CSL_BIBLIOGRAPHY  RNDjl4Q2tcq7K">
        <text:p text:style-name="P4">Alda, M. (2021). <text:span text:style-name="T2">Rekayasa Perangkat Lunak</text:span>. Media Sains.</text:p>
        <text:p text:style-name="P4">Amalia, D. (2018). Pengertian Website Secara Lengkap. In <text:span text:style-name="T2">Idwebhost</text:span> (p. 1). https://idwebhost.com/blog/pengertian-website-secara-lengkap/</text:p>
        <text:p text:style-name="P4">Annur, M. H., &amp; Delianti, V. I. (2020). Rancang Bangun Sistem Informasi Manajemen Organisasi Himpunan Mahasiswa Rokan Hulu. <text:span text:style-name="T2">VoteTEKNIKA: Jurnal Vocational Teknik Elektronika Dan Informatika</text:span>, <text:span text:style-name="T2">8</text:span>(1), 37–43.</text:p>
        <text:p text:style-name="P4">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4">Ayu, F., &amp; Permatasari, N. (2018). Perancangan Sistem Informasi Pengolahan Data Praktek Kerja Lapangan (Pkl) Pada Devisi Humas Pt. Pegadaian. <text:span text:style-name="T2">Intra-Tech</text:span>, <text:span text:style-name="T2">2</text:span>(2), 12–26.</text:p>
        <text:p text:style-name="P4">Buchari dkk. (2015). Pengertian Rancang. <text:span text:style-name="T2">E-Journal Teknik Informatika</text:span>, <text:span text:style-name="T2">6</text:span>(1). https://doi.org/10.1017/CBO9781107415324.004</text:p>
        <text:p text:style-name="P4">Destiningrum, M., &amp; Adrian, Q. J. (2017). Sistem Informasi Penjadwalan Dokter Berbassis Web Dengan Menggunakan Framework Codeigniter (Studi Kasus: <text:soft-page-break/>Rumah Sakit Yukum Medical Centre). <text:span text:style-name="T2">Jurnal Teknoinfo</text:span>, <text:span text:style-name="T2">11</text:span>(2), 30. https://doi.org/10.33365/jti.v11i2.24</text:p>
        <text:p text:style-name="P4">Hadi, D. A. (n.d.). Codeigniter Part 1 : Pengertian dan Cara Menggunakan CodeIgniter. In <text:span text:style-name="T2">Malasngoding</text:span> (p. 1). https://www.malasngoding.com/pengertian-dan-cara-menggunakan-codeigniter/</text:p>
        <text:p text:style-name="P4">Hendini, A. (2016). Pemodelan Uml Sistem Informasi Monitoring Penjualan Dan Stok Barang. <text:span text:style-name="T2">Jurnal Khatulistiwa Informatika</text:span>, <text:span text:style-name="T2">2</text:span>(9), 107–116. https://doi.org/10.1017/CBO9781107415324.004</text:p>
        <text:p text:style-name="P4">Herliana, A., &amp; Rasyid, P. M. (2016). Sistem Informasi Monitoring Pengembangan Software Pada Tahap. <text:span text:style-name="T2">Jurnal Informatika</text:span>, <text:span text:style-name="T2">1</text:span>, 41–50.</text:p>
        <text:p text:style-name="P4">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4">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4">Maulani. (2018). Pengertian Rancang Bangun. <text:span text:style-name="T2">Jurnal ICIT</text:span>, <text:span text:style-name="T2">4</text:span>(2), 157.</text:p>
        <text:p text:style-name="P4">Mulyana, Y. (2015). <text:span text:style-name="T2">Pengenalan Framework CodeIgniter</text:span>. <text:span text:style-name="T2">versi 3</text:span>, 1–4.</text:p>
        <text:p text:style-name="P4">MURNATI. (2019). <text:span text:style-name="T2">Rancang Bangun Aplikasi E-Vote Ketua Osis Berbasis Android Di Sma Pgri 1 Kota Serang</text:span>. <text:span text:style-name="T2">1</text:span>, 2019.</text:p>
        <text:p text:style-name="P4">Nasution, Robby DarwisNasution, R. D. (2015). No 主観的健康感を中心とした在宅高齢者における 健康関連指標に関する共分散構造分析Title. 3(2), 54–67. (2015). <text:span text:style-name="T2">No 主観的健康感を中心とした在宅高齢者における 健康関連指標に関する共分散構造分析Title</text:span>. <text:span text:style-name="T2">3</text:span>(2), 54–67.</text:p>
        <text:p text:style-name="P4">Oktasari, A. J., &amp; Kurniadi, D. (2019). Perancangan Sistem Informasi Manajemen Kegiatan Mahasiswa Berbasis Web. <text:span text:style-name="T2">Jurnal Vokasional Teknik Elektronika Dan Informatika</text:span>, <text:span text:style-name="T2">7</text:span>(4), 150–157. http://ejournal.unp.ac.id/index.php/voteknika/article/view/106536</text:p>
        <text:p text:style-name="P4">Priyanto, W., Nugroho, D., &amp; Widada, B. (2015). Sistem Informasi Monitoring Perkuliahan Berbasis Web di STMIK Sinar Nusantara Surakarta. <text:span text:style-name="T2">Jurnal TIKomSiN</text:span>, 53–158.</text:p>
        <text:p text:style-name="P4">Rosidah;. (2018). Uml1. <text:span text:style-name="T2">Journal of Chemical Information and Modeling</text:span>, <text:span text:style-name="T2">53</text:span>(9), 8–24.</text:p>
        <text:p text:style-name="P4">Sauri, S., Haryono, A. T., Astuti, I. F., Khairina, D. M., &amp; Cahyadi, D. (2015). Sistem Informasi Unit Kegiatan Mahasiswa (UKM) Sepakbola Universitas Mulawarman Berbasis Web. <text:soft-page-break/><text:span text:style-name="T2">Informatika Mulawarman : Jurnal Ilmiah Ilmu Komputer</text:span>, <text:span text:style-name="T2">10</text:span>(2), 46. https://doi.org/10.30872/jim.v10i2.190</text:p>
        <text:p text:style-name="P4">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4">Susanto, E. (2020). <text:span text:style-name="T2">Pemrograman Android Dengan Menggunakan Eclipse &amp; StarUML</text:span>. Airlangga University Press. https://books.google.co.id/books?id=UGvIDwAAQBAJ&amp;printsec=frontcover&amp;dq=komponen+uml&amp;hl=jv&amp;sa=X&amp;ved=2ahUKEwitlrvPn4LwAhUVjeYKHUC_BIgQ6AEwB3oECAkQAg#v=onepage&amp;q=komponen uml&amp;f=false</text:p>
        <text:p text:style-name="P4">Taufan. (2017). Pengertian Pembangunan. <text:span text:style-name="T2">Jurnal E-Journal Teknik Informatika</text:span>, <text:span text:style-name="T2">11</text:span>(1).</text:p>
        <text:p text:style-name="P4">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4">Wahid, A. A., Rosyadah, A., Mulany, H. F., &amp; Nugraha, R. (2020). <text:span text:style-name="T2">Perancangan Sistem Informasi Organisasi Mahasiswa ( SIOMAS ) STMIK Sumedang Berbasis Website</text:span>. <text:span text:style-name="T2">January</text:span>.</text:p>
        <text:p text:style-name="P4">Wikipedia. (2015). <text:span text:style-name="T2">Monitoring</text:span>. 2015.</text:p>
        <text:p text:style-name="P3">Yuningsih, L. (2017). Implementasi Framework Laravel Pada Aplikasi Digitalisasi Arsip Sekretariat Organisasi Mahasiswa STMIK STIKOM Bali. <text:span text:style-name="T2">E-Proceedings KNS&amp;I STIKOM Bali</text:span>, 379–383. http://knsi.stikom-bali.ac.id/index.php/eproceedings/article/view/70</text:p>
      </text:section>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Right_20_Page" style:display-name="Right Page" style:page-layout-name="Mpm2" style:next-style-name="Left_20_Page"/>
    <style:master-page style:name="Left_20_Page" style:display-name="Left Page" style:page-layout-name="Mpm3" style:next-style-name="Right_20_Page"/>
    <style:master-page style:name="daftar_20_isi" style:display-name="daftar isi" style:page-layout-name="Mpm1"/>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4-25T23:46:38.186000000</dc:date>
    <meta:editing-duration>PT35M45S</meta:editing-duration>
    <meta:editing-cycles>1</meta:editing-cycles>
    <meta:generator>LibreOffice/7.0.1.2$Windows_x86 LibreOffice_project/7cbcfc562f6eb6708b5ff7d7397325de9e764452</meta:generator>
    <meta:print-date>2021-04-26T07:13:08.889000000</meta:print-date>
    <meta:document-statistic meta:table-count="0" meta:image-count="0" meta:object-count="0" meta:page-count="4" meta:paragraph-count="30" meta:word-count="756" meta:character-count="5431" meta:non-whitespace-character-count="4830"/>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